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18ff" officeooo:paragraph-rsid="001318ff"/>
    </style:style>
    <style:style style:name="P2" style:family="paragraph" style:parent-style-name="Standard">
      <style:text-properties officeooo:rsid="0014c4e4" officeooo:paragraph-rsid="0014c4e4"/>
    </style:style>
    <style:style style:name="P3" style:family="paragraph" style:parent-style-name="Standard">
      <style:text-properties officeooo:rsid="0014f9d6" officeooo:paragraph-rsid="0014f9d6"/>
    </style:style>
    <style:style style:name="P4" style:family="paragraph" style:parent-style-name="Standard">
      <style:text-properties officeooo:rsid="00167ac4" officeooo:paragraph-rsid="00167ac4"/>
    </style:style>
    <style:style style:name="P5" style:family="paragraph" style:parent-style-name="Standard">
      <style:text-properties officeooo:rsid="0017a759" officeooo:paragraph-rsid="0017a759"/>
    </style:style>
    <style:style style:name="P6" style:family="paragraph" style:parent-style-name="Standard">
      <style:text-properties officeooo:rsid="0018e354" officeooo:paragraph-rsid="0018e354"/>
    </style:style>
    <style:style style:name="P7" style:family="paragraph" style:parent-style-name="Standard">
      <style:text-properties officeooo:rsid="0019589a" officeooo:paragraph-rsid="0019589a"/>
    </style:style>
    <style:style style:name="P8" style:family="paragraph" style:parent-style-name="Standard">
      <style:text-properties officeooo:rsid="001aac83" officeooo:paragraph-rsid="001aac83"/>
    </style:style>
    <style:style style:name="P9" style:family="paragraph" style:parent-style-name="Standard">
      <style:text-properties officeooo:rsid="001c3fab" officeooo:paragraph-rsid="001c3fab"/>
    </style:style>
    <style:style style:name="P10" style:family="paragraph" style:parent-style-name="Standard">
      <style:text-properties fo:font-weight="bold" officeooo:rsid="001f6a0f" officeooo:paragraph-rsid="001f6a0f" style:font-weight-asian="bold" style:font-weight-complex="bold"/>
    </style:style>
    <style:style style:name="P11" style:family="paragraph" style:parent-style-name="Standard">
      <style:text-properties fo:font-weight="bold" officeooo:rsid="00229594" officeooo:paragraph-rsid="00229594" style:font-weight-asian="bold" style:font-weight-complex="bold"/>
    </style:style>
    <style:style style:name="P12" style:family="paragraph" style:parent-style-name="Standard">
      <style:text-properties fo:font-weight="bold" officeooo:rsid="00246f62" officeooo:paragraph-rsid="00246f62" style:font-weight-asian="bold" style:font-weight-complex="bold"/>
    </style:style>
    <style:style style:name="P13" style:family="paragraph" style:parent-style-name="Standard">
      <style:text-properties fo:font-weight="bold" officeooo:rsid="002677b0" officeooo:paragraph-rsid="002677b0" style:font-weight-asian="bold" style:font-weight-complex="bold"/>
    </style:style>
    <style:style style:name="P14" style:family="paragraph" style:parent-style-name="Standard">
      <style:text-properties fo:font-weight="bold" officeooo:rsid="00297c1d" officeooo:paragraph-rsid="00297c1d" style:font-weight-asian="bold" style:font-weight-complex="bold"/>
    </style:style>
    <style:style style:name="P15" style:family="paragraph" style:parent-style-name="Standard">
      <style:text-properties fo:font-weight="bold" officeooo:rsid="002c8f39" officeooo:paragraph-rsid="002c8f39" style:font-weight-asian="bold" style:font-weight-complex="bold"/>
    </style:style>
    <style:style style:name="P16" style:family="paragraph" style:parent-style-name="Standard">
      <style:text-properties fo:font-weight="bold" officeooo:rsid="0039f6a2" officeooo:paragraph-rsid="0039f6a2" style:font-weight-asian="bold" style:font-weight-complex="bold"/>
    </style:style>
    <style:style style:name="P17" style:family="paragraph" style:parent-style-name="Standard">
      <style:text-properties fo:font-weight="normal" officeooo:rsid="001f6a0f" officeooo:paragraph-rsid="001f6a0f" style:font-weight-asian="normal" style:font-weight-complex="normal"/>
    </style:style>
    <style:style style:name="P18" style:family="paragraph" style:parent-style-name="Standard">
      <style:text-properties fo:font-weight="normal" officeooo:rsid="00297c1d" officeooo:paragraph-rsid="00297c1d" style:font-weight-asian="normal" style:font-weight-complex="normal"/>
    </style:style>
    <style:style style:name="P19" style:family="paragraph" style:parent-style-name="Standard">
      <style:text-properties fo:font-weight="normal" officeooo:rsid="002b62b4" officeooo:paragraph-rsid="002b62b4" style:font-weight-asian="normal" style:font-weight-complex="normal"/>
    </style:style>
    <style:style style:name="P20" style:family="paragraph" style:parent-style-name="Standard">
      <style:text-properties fo:font-weight="normal" officeooo:rsid="002c80e2" officeooo:paragraph-rsid="002c80e2" style:font-weight-asian="normal" style:font-weight-complex="normal"/>
    </style:style>
    <style:style style:name="P21" style:family="paragraph" style:parent-style-name="Standard">
      <style:text-properties fo:font-weight="normal" officeooo:rsid="002c8f39" officeooo:paragraph-rsid="002c8f39" style:font-weight-asian="normal" style:font-weight-complex="normal"/>
    </style:style>
    <style:style style:name="P22" style:family="paragraph" style:parent-style-name="Standard">
      <style:text-properties fo:font-weight="normal" officeooo:rsid="002dafd9" officeooo:paragraph-rsid="002dafd9" style:font-weight-asian="normal" style:font-weight-complex="normal"/>
    </style:style>
    <style:style style:name="P23" style:family="paragraph" style:parent-style-name="Standard">
      <style:text-properties fo:font-weight="normal" officeooo:rsid="003266e9" officeooo:paragraph-rsid="003266e9" style:font-weight-asian="normal" style:font-weight-complex="normal"/>
    </style:style>
    <style:style style:name="P24" style:family="paragraph" style:parent-style-name="Standard">
      <style:text-properties fo:font-weight="normal" officeooo:rsid="003322ed" officeooo:paragraph-rsid="003322ed" style:font-weight-asian="normal" style:font-weight-complex="normal"/>
    </style:style>
    <style:style style:name="P25" style:family="paragraph" style:parent-style-name="Standard">
      <style:text-properties fo:font-weight="normal" officeooo:rsid="0034b08d" officeooo:paragraph-rsid="0034b08d" style:font-weight-asian="normal" style:font-weight-complex="normal"/>
    </style:style>
    <style:style style:name="P26" style:family="paragraph" style:parent-style-name="Standard">
      <style:text-properties fo:font-weight="normal" officeooo:rsid="0039f6a2" officeooo:paragraph-rsid="0039f6a2" style:font-weight-asian="normal" style:font-weight-complex="normal"/>
    </style:style>
    <style:style style:name="P27" style:family="paragraph" style:parent-style-name="Standard">
      <style:text-properties fo:font-weight="normal" officeooo:rsid="003b37e6" officeooo:paragraph-rsid="003b37e6" style:font-weight-asian="normal" style:font-weight-complex="normal"/>
    </style:style>
    <style:style style:name="P28" style:family="paragraph" style:parent-style-name="Standard">
      <style:text-properties style:text-underline-style="solid" style:text-underline-width="auto" style:text-underline-color="font-color" fo:font-weight="normal" officeooo:rsid="002c8f39" officeooo:paragraph-rsid="002c8f39" style:font-weight-asian="normal" style:font-weight-complex="normal"/>
    </style:style>
    <style:style style:name="P29" style:family="paragraph" style:parent-style-name="Standard">
      <style:text-properties style:text-underline-style="solid" style:text-underline-width="auto" style:text-underline-color="font-color" officeooo:rsid="002c8f39" officeooo:paragraph-rsid="002c8f39"/>
    </style:style>
    <style:style style:name="T1" style:family="text">
      <style:text-properties officeooo:rsid="0014f9d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6ca5" style:font-weight-asian="normal" style:font-weight-complex="normal"/>
    </style:style>
    <style:style style:name="T5" style:family="text">
      <style:text-properties fo:font-weight="normal" officeooo:rsid="001cd9f1" style:font-weight-asian="normal" style:font-weight-complex="normal"/>
    </style:style>
    <style:style style:name="T6" style:family="text">
      <style:text-properties fo:font-weight="normal" officeooo:rsid="001d9371" style:font-weight-asian="normal" style:font-weight-complex="normal"/>
    </style:style>
    <style:style style:name="T7" style:family="text">
      <style:text-properties fo:font-weight="normal" officeooo:rsid="0024e409" style:font-weight-asian="normal" style:font-weight-complex="normal"/>
    </style:style>
    <style:style style:name="T8" style:family="text">
      <style:text-properties fo:font-weight="normal" officeooo:rsid="0025af8f" style:font-weight-asian="normal" style:font-weight-complex="normal"/>
    </style:style>
    <style:style style:name="T9" style:family="text">
      <style:text-properties fo:font-weight="normal" officeooo:rsid="0027f06b" style:font-weight-asian="normal" style:font-weight-complex="normal"/>
    </style:style>
    <style:style style:name="T10" style:family="text">
      <style:text-properties officeooo:rsid="001d9371"/>
    </style:style>
    <style:style style:name="T11" style:family="text">
      <style:text-properties officeooo:rsid="0020a29f"/>
    </style:style>
    <style:style style:name="T12" style:family="text">
      <style:text-properties officeooo:rsid="0025af8f"/>
    </style:style>
    <style:style style:name="T13" style:family="text">
      <style:text-properties officeooo:rsid="002ad2e5"/>
    </style:style>
    <style:style style:name="T14" style:family="text">
      <style:text-properties officeooo:rsid="002b6438"/>
    </style:style>
    <style:style style:name="T15" style:family="text">
      <style:text-properties officeooo:rsid="002f4ea9"/>
    </style:style>
    <style:style style:name="T16" style:family="text">
      <style:text-properties officeooo:rsid="00344f0e"/>
    </style:style>
    <style:style style:name="T17" style:family="text">
      <style:text-properties officeooo:rsid="003594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1.Les matériaux</text:p>
      <text:p text:style-name="P1"/>
      <text:p text:style-name="P1">XIX</text:p>
      <text:p text:style-name="P1"/>
      <text:p text:style-name="P1"><text:span text:style-name="T2">fer, fonte, acier</text:span> = envergure production + grandeur</text:p>
      <text:p text:style-name="P1">acier est le plus cher à produire : procédés améliorés vers 1950</text:p>
      <text:p text:style-name="P1">employés dabord par ingénieur pour modernisation réseau communocation (archi de ponts<text:span text:style-name="T1">+dév chemins de fer</text:span>)</text:p>
      <text:p text:style-name="P1"/>
      <text:p text:style-name="P1">premier pont en fonte = Abraham Darby, pont de Coalbrookdale, 1779</text:p>
      <text:p text:style-name="P2">premier pont suspendu en fer forgé = Thomas Telford, pays de Galles, 1818-1826</text:p>
      <text:p text:style-name="P2"/>
      <text:p text:style-name="P3">architecture utilitaire qui offre de nouvelles possibilité grâce emplois du métal pour <text:span text:style-name="T2">portée </text:span><text:span text:style-name="T3">(résistance aux températures / tensions / forces)</text:span></text:p>
      <text:p text:style-name="P3"><text:span text:style-name="T3"/></text:p>
      <text:p text:style-name="P3"><text:span text:style-name="T3">pour bcp d'architecte problème de statuts =/= archi noble juste utilitaire</text:span></text:p>
      <text:p text:style-name="P3"><text:span text:style-name="T3">ex : Joseph Paxton, serre de Charswoth, 1836</text:span></text:p>
      <text:p text:style-name="P3"><text:span text:style-name="T3"/></text:p>
      <text:p text:style-name="P4"><text:span text:style-name="T3">élément de structure caché = église st genevieve avec agraffes de fer pour consolider pierres de tailles</text:span></text:p>
      <text:p text:style-name="P5"><text:span text:style-name="T3">charpente Salon carré du Louvre en fer</text:span></text:p>
      <text:p text:style-name="P6"><text:span text:style-name="T3">Halle au blé de Paris = coupole en fer en 1811</text:span></text:p>
      <text:p text:style-name="P7"><text:span text:style-name="T3">Charpente de la cahédrale de Chartes = fer et fonte</text:span></text:p>
      <text:p text:style-name="P7"><text:span text:style-name="T3"/></text:p>
      <text:p text:style-name="P8"><text:span text:style-name="T3">bcp de remplacement de charpente car archi ne veulent plus du bois/incendi (on se rends compte plus tard des problème de conductions de chaleur et de tennsions)</text:span></text:p>
      <text:p text:style-name="P8"><text:span text:style-name="T3"/></text:p>
      <text:p text:style-name="P8"><text:span text:style-name="T3">Il a fallut du temps pour que l'usage des métaux arrive dans des difices plus préstigieux (Bibliothèque st Genevieve </text:span><text:span text:style-name="T4">plustard Bibliothèque impériale toujours par Labrouste (16 colonnes en fonte soutiennent 9 coupoles</text:span><text:span text:style-name="T3">)</text:span></text:p>
      <text:p text:style-name="P8"><text:span text:style-name="T3"/></text:p>
      <text:p text:style-name="P9"><text:span text:style-name="T3">Louis Auguste Boileau : église Saint-Eugène (Paris, achevée en 1856) </text:span><text:span text:style-name="T5">= archi gothique extèrieur maconnerie / intérieur = colonnes </text:span><text:span text:style-name="T6">fer et fontes?)</text:span></text:p>
      <text:p text:style-name="P9"><text:span text:style-name="T6"/></text:p>
      <text:p text:style-name="P9"><text:span text:style-name="T6"/></text:p>
      <text:p text:style-name="P10"><text:span text:style-name="T10">v</text:span>erre : grandes plaques</text:p>
      <text:p text:style-name="P10"/>
      <text:p text:style-name="P17">passages + serres + ateliers <text:span text:style-name="T11">+ expos universselles (Crystal Palace 1851)</text:span></text:p>
      <text:p text:style-name="P17"/>
      <text:p text:style-name="P17"/>
      <text:p text:style-name="P11">la brique</text:p>
      <text:p text:style-name="P11"><text:span text:style-name="T3"/></text:p>
      <text:p text:style-name="P11"><text:span text:style-name="T3">mécanisation de la fabrication</text:span></text:p>
      <text:p text:style-name="P12"><text:span text:style-name="T3">matériau économique</text:span></text:p>
      <text:p text:style-name="P13"><text:span text:style-name="T3">archi polychrome </text:span><text:span text:style-name="T9">(usine Menier Seine-et-Marne)</text:span></text:p>
      <text:p text:style-name="P12"><text:span text:style-name="T3"/></text:p>
      <text:p text:style-name="P12"><text:span text:style-name="T3">école archi de Berlin (emplois massif de la brique </text:span><text:span text:style-name="T7">inspiré à utilisation</text:span><text:span text:style-name="T8">)</text:span></text:p>
      <text:p text:style-name="P12"><text:span text:style-name="T8"/></text:p>
      <text:p text:style-name="P12"><text:span text:style-name="T8"/></text:p>
      <text:p text:style-name="P14"><text:span text:style-name="T12">B</text:span>éton</text:p>
      <text:p text:style-name="P14"/>
      <text:p text:style-name="P18">François cogniet = inventeur du béton (mélange homogène de ciment et de granula<text:span text:style-name="T13">t</text:span>s)</text:p>
      <text:p text:style-name="P19"><text:soft-page-break/>béton armé inventer par Joseph Monier et Joseph Lambeaud / perfectionné par François Hennebique (utilisé<text:span text:style-name="T14">en France</text:span> plus largement après 1890)</text:p>
      <text:p text:style-name="P20">église Saint-Jeande-Montmartre = structure de ciment armé+brique+céramique</text:p>
      <text:p text:style-name="P20"/>
      <text:p text:style-name="P20"/>
      <text:p text:style-name="P28">2.Les Programmes</text:p>
      <text:p text:style-name="P21"/>
      <text:p text:style-name="P15">archi expo universelles</text:p>
      <text:p text:style-name="P21"/>
      <text:p text:style-name="P21">"caractère général de l'architecture moderne c'est l'étendue, aucune civilisation n'a demandé autant que la notre de couvrir de vastes surfaces"</text:p>
      <text:p text:style-name="P21"/>
      <text:p text:style-name="P22">premiere expo = concours international pour édifice temporaire qui va l'abrit<text:span text:style-name="T15">er (gagant = Joseph Paxton) : métal+verre(les plus grandes plaques à l'époque)+bois</text:span></text:p>
      <text:p text:style-name="P23">préfabrication/standardisation des éléments de structures et décor</text:p>
      <text:p text:style-name="P23"/>
      <text:p text:style-name="P24">concurrence internationale</text:p>
      <text:p text:style-name="P24"/>
      <text:p text:style-name="P24">galerie des machines construite pour expo uni 1889 <text:span text:style-name="T16">(grandes fermes métalliques = arcs brisés gigantesque)</text:span></text:p>
      <text:p text:style-name="P24"/>
      <text:p text:style-name="P25">1889 = La tour Eiffel <text:span text:style-name="T17">2 kg au cm² pour 9000 tonnes / achevée en 2 ans et 2 mois / monument qui porte noms de 72 savants ayants contribué à l'avancement des sciences / éléctricté = phare et lumières / peinture rouge phéniciens</text:span></text:p>
      <text:p text:style-name="P25"/>
      <text:p text:style-name="P16">La Gare</text:p>
      <text:p text:style-name="P26"/>
      <text:p text:style-name="P27">considéré très important pour ce qui va en découler par certains contemporai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8M12S</meta:editing-duration>
    <meta:editing-cycles>45</meta:editing-cycles>
    <meta:generator>LibreOffice/5.3.6.1$Windows_x86 LibreOffice_project/686f202eff87ef707079aeb7f485847613344eb7</meta:generator>
    <dc:date>2018-02-12T10:18:08.425000000</dc:date>
    <meta:document-statistic meta:table-count="0" meta:image-count="0" meta:object-count="0" meta:page-count="2" meta:paragraph-count="38" meta:word-count="437" meta:character-count="2827" meta:non-whitespace-character-count="2429"/>
    <meta:user-defined meta:name="Info 1"/>
    <meta:user-defined meta:name="Info 2"/>
    <meta:user-defined meta:name="Info 3"/>
    <meta:user-defined meta:name="Info 4"/>
  </office:meta>
</office:document-meta>
</file>